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officeooo:rsid="001415e5" officeooo:paragraph-rsid="001415e5"/>
    </style:style>
    <style:style style:name="P2" style:family="paragraph" style:parent-style-name="Standard">
      <style:paragraph-properties fo:line-height="150%"/>
      <style:text-properties officeooo:rsid="001a53ad" officeooo:paragraph-rsid="001a53ad"/>
    </style:style>
    <style:style style:name="P3" style:family="paragraph" style:parent-style-name="Standard">
      <style:paragraph-properties fo:line-height="150%"/>
      <style:text-properties officeooo:rsid="001b87be" officeooo:paragraph-rsid="001b87be"/>
    </style:style>
    <style:style style:name="P4" style:family="paragraph" style:parent-style-name="Standard">
      <style:paragraph-properties fo:line-height="150%"/>
      <style:text-properties officeooo:paragraph-rsid="001a53ad"/>
    </style:style>
    <style:style style:name="P5" style:family="paragraph" style:parent-style-name="Standard">
      <style:paragraph-properties fo:line-height="150%"/>
      <style:text-properties officeooo:paragraph-rsid="003a92be"/>
    </style:style>
    <style:style style:name="P6" style:family="paragraph" style:parent-style-name="Standard">
      <style:paragraph-properties fo:line-height="150%"/>
      <style:text-properties officeooo:paragraph-rsid="0045d564"/>
    </style:style>
    <style:style style:name="P7" style:family="paragraph" style:parent-style-name="Standard">
      <style:paragraph-properties fo:line-height="150%"/>
      <style:text-properties officeooo:paragraph-rsid="00470352"/>
    </style:style>
    <style:style style:name="P8" style:family="paragraph" style:parent-style-name="Standard">
      <style:paragraph-properties fo:line-height="150%"/>
      <style:text-properties officeooo:paragraph-rsid="005aaeb5"/>
    </style:style>
    <style:style style:name="P9" style:family="paragraph" style:parent-style-name="Standard">
      <style:paragraph-properties fo:line-height="150%"/>
      <style:text-properties officeooo:paragraph-rsid="006d70c4"/>
    </style:style>
    <style:style style:name="P10" style:family="paragraph" style:parent-style-name="Standard">
      <style:paragraph-properties fo:line-height="150%"/>
      <style:text-properties officeooo:paragraph-rsid="007c742d"/>
    </style:style>
    <style:style style:name="P11" style:family="paragraph" style:parent-style-name="Standard">
      <style:paragraph-properties fo:line-height="150%"/>
      <style:text-properties officeooo:rsid="001c9eaf" officeooo:paragraph-rsid="001c9eaf"/>
    </style:style>
    <style:style style:name="P12" style:family="paragraph" style:parent-style-name="Standard">
      <style:paragraph-properties fo:line-height="150%"/>
      <style:text-properties officeooo:rsid="001c9eaf" officeooo:paragraph-rsid="001f72f9"/>
    </style:style>
    <style:style style:name="P13" style:family="paragraph" style:parent-style-name="Standard">
      <style:paragraph-properties fo:line-height="150%"/>
      <style:text-properties officeooo:rsid="001c9eaf" officeooo:paragraph-rsid="002e2081"/>
    </style:style>
    <style:style style:name="P14" style:family="paragraph" style:parent-style-name="Standard">
      <style:paragraph-properties fo:line-height="150%"/>
      <style:text-properties officeooo:rsid="003896ac" officeooo:paragraph-rsid="003896ac"/>
    </style:style>
    <style:style style:name="P15" style:family="paragraph" style:parent-style-name="Standard">
      <style:paragraph-properties fo:line-height="150%"/>
      <style:text-properties fo:font-weight="bold" officeooo:rsid="00189523" officeooo:paragraph-rsid="00189523" style:font-weight-asian="bold" style:font-weight-complex="bold"/>
    </style:style>
    <style:style style:name="P16" style:family="paragraph" style:parent-style-name="Standard">
      <style:paragraph-properties fo:line-height="150%"/>
      <style:text-properties fo:font-weight="bold" officeooo:rsid="001b87be" officeooo:paragraph-rsid="001b87be" style:font-weight-asian="bold" style:font-weight-complex="bold"/>
    </style:style>
    <style:style style:name="P17" style:family="paragraph" style:parent-style-name="Standard">
      <style:paragraph-properties fo:line-height="150%"/>
      <style:text-properties fo:font-weight="bold" officeooo:rsid="001c9eaf" officeooo:paragraph-rsid="001c9eaf" style:font-weight-asian="bold" style:font-weight-complex="bold"/>
    </style:style>
    <style:style style:name="P18" style:family="paragraph" style:parent-style-name="Standard">
      <style:paragraph-properties fo:line-height="150%"/>
      <style:text-properties fo:font-weight="bold" officeooo:paragraph-rsid="003896ac" style:font-weight-asian="bold" style:font-weight-complex="bold"/>
    </style:style>
    <style:style style:name="P19" style:family="paragraph" style:parent-style-name="Standard">
      <style:paragraph-properties fo:line-height="150%"/>
      <style:text-properties fo:font-weight="bold" officeooo:paragraph-rsid="003a92be" style:font-weight-asian="bold" style:font-weight-complex="bold"/>
    </style:style>
    <style:style style:name="P20" style:family="paragraph" style:parent-style-name="Standard">
      <style:paragraph-properties fo:line-height="150%"/>
      <style:text-properties fo:font-weight="bold" officeooo:paragraph-rsid="003f5dca" style:font-weight-asian="bold" style:font-weight-complex="bold"/>
    </style:style>
    <style:style style:name="P21" style:family="paragraph" style:parent-style-name="Standard">
      <style:paragraph-properties fo:line-height="150%"/>
      <style:text-properties fo:font-weight="bold" officeooo:paragraph-rsid="0058ef4f" style:font-weight-asian="bold" style:font-weight-complex="bold"/>
    </style:style>
    <style:style style:name="P22" style:family="paragraph" style:parent-style-name="Standard">
      <style:paragraph-properties fo:line-height="150%"/>
      <style:text-properties fo:font-weight="bold" officeooo:paragraph-rsid="004e2adc" style:font-weight-asian="bold" style:font-weight-complex="bold"/>
    </style:style>
    <style:style style:name="P23" style:family="paragraph" style:parent-style-name="Standard">
      <style:paragraph-properties fo:line-height="150%"/>
      <style:text-properties fo:font-weight="bold" officeooo:paragraph-rsid="00470352" style:font-weight-asian="bold" style:font-weight-complex="bold"/>
    </style:style>
    <style:style style:name="P24" style:family="paragraph" style:parent-style-name="Standard">
      <style:paragraph-properties fo:line-height="150%"/>
      <style:text-properties fo:font-weight="bold" officeooo:paragraph-rsid="0045d564" style:font-weight-asian="bold" style:font-weight-complex="bold"/>
    </style:style>
    <style:style style:name="P25" style:family="paragraph" style:parent-style-name="Standard">
      <style:paragraph-properties fo:line-height="150%"/>
      <style:text-properties fo:font-weight="bold" officeooo:paragraph-rsid="005aaeb5" style:font-weight-asian="bold" style:font-weight-complex="bold"/>
    </style:style>
    <style:style style:name="P26" style:family="paragraph" style:parent-style-name="Standard">
      <style:paragraph-properties fo:line-height="150%"/>
      <style:text-properties fo:font-weight="bold" officeooo:rsid="005f1bed" officeooo:paragraph-rsid="005f1bed" style:font-weight-asian="bold" style:font-weight-complex="bold"/>
    </style:style>
    <style:style style:name="P27" style:family="paragraph" style:parent-style-name="Standard">
      <style:paragraph-properties fo:line-height="150%"/>
      <style:text-properties fo:font-weight="bold" officeooo:rsid="00736e7b" officeooo:paragraph-rsid="00736e7b" style:font-weight-asian="bold" style:font-weight-complex="bold"/>
    </style:style>
    <style:style style:name="P28" style:family="paragraph" style:parent-style-name="Standard">
      <style:paragraph-properties fo:line-height="150%"/>
      <style:text-properties fo:font-weight="bold" officeooo:rsid="006178b0" officeooo:paragraph-rsid="006178b0" style:font-weight-asian="bold" style:font-weight-complex="bold"/>
    </style:style>
    <style:style style:name="P29" style:family="paragraph" style:parent-style-name="Standard">
      <style:paragraph-properties fo:line-height="150%"/>
      <style:text-properties fo:font-weight="bold" officeooo:rsid="0062cae9" officeooo:paragraph-rsid="0062cae9" style:font-weight-asian="bold" style:font-weight-complex="bold"/>
    </style:style>
    <style:style style:name="P30" style:family="paragraph" style:parent-style-name="Standard">
      <style:paragraph-properties fo:line-height="150%"/>
      <style:text-properties fo:font-weight="bold" officeooo:rsid="0065d795" officeooo:paragraph-rsid="0065d795" style:font-weight-asian="bold" style:font-weight-complex="bold"/>
    </style:style>
    <style:style style:name="P31" style:family="paragraph" style:parent-style-name="Standard">
      <style:paragraph-properties fo:line-height="150%"/>
      <style:text-properties fo:font-weight="bold" officeooo:rsid="006d70c4" officeooo:paragraph-rsid="006d70c4" style:font-weight-asian="bold" style:font-weight-complex="bold"/>
    </style:style>
    <style:style style:name="P32" style:family="paragraph" style:parent-style-name="Standard">
      <style:paragraph-properties fo:line-height="150%"/>
      <style:text-properties fo:font-weight="bold" officeooo:rsid="00a374bc" officeooo:paragraph-rsid="00a374bc" style:font-weight-asian="bold" style:font-weight-complex="bold"/>
    </style:style>
    <style:style style:name="P33" style:family="paragraph" style:parent-style-name="Standard">
      <style:paragraph-properties fo:line-height="150%"/>
      <style:text-properties fo:font-weight="normal" officeooo:paragraph-rsid="003f5dca" style:font-weight-asian="normal" style:font-weight-complex="normal"/>
    </style:style>
    <style:style style:name="P34" style:family="paragraph" style:parent-style-name="Standard">
      <style:paragraph-properties fo:line-height="150%"/>
      <style:text-properties fo:font-weight="normal" officeooo:rsid="005f1bed" officeooo:paragraph-rsid="005f1bed" style:font-weight-asian="normal" style:font-weight-complex="normal"/>
    </style:style>
    <style:style style:name="P35" style:family="paragraph" style:parent-style-name="Standard">
      <style:paragraph-properties fo:line-height="150%"/>
      <style:text-properties fo:font-weight="normal" officeooo:rsid="0062cae9" officeooo:paragraph-rsid="0062cae9" style:font-weight-asian="normal" style:font-weight-complex="normal"/>
    </style:style>
    <style:style style:name="P36" style:family="paragraph" style:parent-style-name="Standard">
      <style:paragraph-properties fo:line-height="150%"/>
      <style:text-properties fo:font-weight="normal" officeooo:rsid="00736e7b" officeooo:paragraph-rsid="00736e7b" style:font-weight-asian="normal" style:font-weight-complex="normal"/>
    </style:style>
    <style:style style:name="P37" style:family="paragraph" style:parent-style-name="Standard">
      <style:paragraph-properties fo:line-height="150%"/>
      <style:text-properties fo:font-weight="normal" officeooo:rsid="00736e7b" officeooo:paragraph-rsid="007c742d" style:font-weight-asian="normal" style:font-weight-complex="normal"/>
    </style:style>
    <style:style style:name="P38" style:family="paragraph" style:parent-style-name="Standard">
      <style:paragraph-properties fo:line-height="150%"/>
      <style:text-properties fo:font-weight="normal" officeooo:rsid="0065d795" officeooo:paragraph-rsid="0065d795" style:font-weight-asian="normal" style:font-weight-complex="normal"/>
    </style:style>
    <style:style style:name="P39" style:family="paragraph" style:parent-style-name="Standard">
      <style:paragraph-properties fo:line-height="150%"/>
      <style:text-properties fo:font-weight="normal" officeooo:rsid="006178b0" officeooo:paragraph-rsid="006178b0" style:font-weight-asian="normal" style:font-weight-complex="normal"/>
    </style:style>
    <style:style style:name="P40" style:family="paragraph" style:parent-style-name="Standard">
      <style:paragraph-properties fo:line-height="150%"/>
      <style:text-properties fo:font-weight="normal" officeooo:rsid="008d7fe2" officeooo:paragraph-rsid="008d7fe2" style:font-weight-asian="normal" style:font-weight-complex="normal"/>
    </style:style>
    <style:style style:name="P41" style:family="paragraph" style:parent-style-name="Standard">
      <style:paragraph-properties fo:line-height="150%"/>
      <style:text-properties fo:font-weight="normal" officeooo:rsid="006d70c4" officeooo:paragraph-rsid="006d70c4" style:font-weight-asian="normal" style:font-weight-complex="normal"/>
    </style:style>
    <style:style style:name="P42" style:family="paragraph" style:parent-style-name="Standard">
      <style:paragraph-properties fo:line-height="150%"/>
      <style:text-properties style:text-line-through-style="none" style:text-line-through-type="none" style:text-underline-style="none" officeooo:paragraph-rsid="004e2adc"/>
    </style:style>
    <style:style style:name="P43" style:family="paragraph" style:parent-style-name="Standard">
      <style:paragraph-properties fo:line-height="150%"/>
      <style:text-properties style:text-line-through-style="none" style:text-line-through-type="none" style:text-underline-style="none" officeooo:rsid="0050a2c9" officeooo:paragraph-rsid="004e2adc"/>
    </style:style>
    <style:style style:name="P44" style:family="paragraph" style:parent-style-name="Standard">
      <style:paragraph-properties fo:line-height="150%"/>
      <style:text-properties style:text-line-through-style="none" style:text-line-through-type="none" officeooo:rsid="005c8209" officeooo:paragraph-rsid="005aaeb5"/>
    </style:style>
    <style:style style:name="P45" style:family="paragraph" style:parent-style-name="Standard">
      <style:paragraph-properties fo:line-height="150%"/>
      <style:text-properties officeooo:rsid="006178b0" officeooo:paragraph-rsid="006178b0"/>
    </style:style>
    <style:style style:name="P46" style:family="paragraph" style:parent-style-name="Standard">
      <style:paragraph-properties fo:line-height="150%"/>
      <style:text-properties officeooo:rsid="001f72f9" officeooo:paragraph-rsid="002ddee1"/>
    </style:style>
    <style:style style:name="P47" style:family="paragraph" style:parent-style-name="Standard">
      <style:paragraph-properties fo:line-height="150%"/>
      <style:text-properties officeooo:rsid="002ddee1" officeooo:paragraph-rsid="002e2081"/>
    </style:style>
    <style:style style:name="P48" style:family="paragraph" style:parent-style-name="Standard">
      <style:paragraph-properties fo:line-height="150%"/>
      <style:text-properties officeooo:rsid="00a39ed5" officeooo:paragraph-rsid="00a39ed5"/>
    </style:style>
    <style:style style:name="P49" style:family="paragraph" style:parent-style-name="Standard">
      <style:paragraph-properties fo:line-height="150%"/>
      <style:text-properties fo:font-weight="normal" officeooo:rsid="00744ee8" officeooo:paragraph-rsid="007c742d" style:font-weight-asian="normal" style:font-weight-complex="normal"/>
    </style:style>
    <style:style style:name="P50" style:family="paragraph" style:parent-style-name="Standard">
      <style:paragraph-properties fo:line-height="150%"/>
      <style:text-properties fo:font-weight="normal" officeooo:rsid="006d70c4" officeooo:paragraph-rsid="006d70c4" style:font-weight-asian="normal" style:font-weight-complex="normal"/>
    </style:style>
    <style:style style:name="P51" style:family="paragraph" style:parent-style-name="Standard">
      <style:paragraph-properties fo:line-height="150%"/>
      <style:text-properties officeooo:rsid="00a39ed5" officeooo:paragraph-rsid="00c71766"/>
    </style:style>
    <style:style style:name="P52" style:family="paragraph" style:parent-style-name="Standard">
      <style:paragraph-properties fo:line-height="150%"/>
      <style:text-properties officeooo:paragraph-rsid="00c76113"/>
    </style:style>
    <style:style style:name="P53" style:family="paragraph" style:parent-style-name="Preformatted_20_Text">
      <style:paragraph-properties fo:margin-top="0cm" fo:margin-bottom="0.499cm" loext:contextual-spacing="false"/>
    </style:style>
    <style:style style:name="T1" style:family="text">
      <style:text-properties officeooo:rsid="00173149"/>
    </style:style>
    <style:style style:name="T2" style:family="text">
      <style:text-properties officeooo:rsid="001a53ad"/>
    </style:style>
    <style:style style:name="T3" style:family="text">
      <style:text-properties officeooo:rsid="001bc6d2"/>
    </style:style>
    <style:style style:name="T4" style:family="text">
      <style:text-properties officeooo:rsid="001c9eaf"/>
    </style:style>
    <style:style style:name="T5" style:family="text">
      <style:text-properties officeooo:rsid="001f72f9"/>
    </style:style>
    <style:style style:name="T6" style:family="text">
      <style:text-properties officeooo:rsid="002ddee1"/>
    </style:style>
    <style:style style:name="T7" style:family="text">
      <style:text-properties officeooo:rsid="0031229d"/>
    </style:style>
    <style:style style:name="T8" style:family="text">
      <style:text-properties officeooo:rsid="00376aa2"/>
    </style:style>
    <style:style style:name="T9" style:family="text">
      <style:text-properties officeooo:rsid="003896ac"/>
    </style:style>
    <style:style style:name="T10" style:family="text">
      <style:text-properties officeooo:rsid="003966ca"/>
    </style:style>
    <style:style style:name="T11" style:family="text">
      <style:text-properties officeooo:rsid="003a92be"/>
    </style:style>
    <style:style style:name="T12" style:family="text">
      <style:text-properties officeooo:rsid="003e74db"/>
    </style:style>
    <style:style style:name="T13" style:family="text">
      <style:text-properties officeooo:rsid="003f5dca"/>
    </style:style>
    <style:style style:name="T14" style:family="text">
      <style:text-properties fo:font-weight="bold"/>
    </style:style>
    <style:style style:name="T15" style:family="text">
      <style:text-properties fo:font-weight="bold" officeooo:rsid="002ddee1" style:font-weight-asian="bold" style:font-weight-complex="bold"/>
    </style:style>
    <style:style style:name="T16" style:family="text">
      <style:text-properties fo:font-weight="bold" officeooo:rsid="00aac048" style:font-weight-asian="bold" style:font-weight-complex="bold"/>
    </style:style>
    <style:style style:name="T17" style:family="text">
      <style:text-properties officeooo:rsid="00419b62"/>
    </style:style>
    <style:style style:name="T18" style:family="text">
      <style:text-properties officeooo:rsid="00432b92"/>
    </style:style>
    <style:style style:name="T19" style:family="text">
      <style:text-properties officeooo:rsid="00443cc4"/>
    </style:style>
    <style:style style:name="T20" style:family="text">
      <style:text-properties officeooo:rsid="0045d564"/>
    </style:style>
    <style:style style:name="T21" style:family="text">
      <style:text-properties fo:font-weight="normal" style:font-weight-asian="normal" style:font-weight-complex="normal"/>
    </style:style>
    <style:style style:name="T22" style:family="text">
      <style:text-properties fo:font-weight="normal" officeooo:rsid="005a3f94" style:font-weight-asian="normal" style:font-weight-complex="normal"/>
    </style:style>
    <style:style style:name="T23" style:family="text">
      <style:text-properties fo:font-weight="normal" officeooo:rsid="006d70c4" style:font-weight-asian="normal" style:font-weight-complex="normal"/>
    </style:style>
    <style:style style:name="T24" style:family="text">
      <style:text-properties fo:font-weight="normal" officeooo:rsid="00736e7b" style:font-weight-asian="normal" style:font-weight-complex="normal"/>
    </style:style>
    <style:style style:name="T25" style:family="text">
      <style:text-properties fo:font-weight="normal" officeooo:rsid="00a4b7b8" style:font-weight-asian="normal" style:font-weight-complex="normal"/>
    </style:style>
    <style:style style:name="T26" style:family="text">
      <style:text-properties fo:font-weight="normal" officeooo:rsid="00a87a9e" style:font-weight-asian="normal" style:font-weight-complex="normal"/>
    </style:style>
    <style:style style:name="T27" style:family="text">
      <style:text-properties fo:font-weight="normal" officeooo:rsid="00aac048" style:font-weight-asian="normal" style:font-weight-complex="normal"/>
    </style:style>
    <style:style style:name="T28" style:family="text">
      <style:text-properties fo:font-weight="normal" officeooo:rsid="00abd5b0" style:font-weight-asian="normal" style:font-weight-complex="normal"/>
    </style:style>
    <style:style style:name="T29" style:family="text">
      <style:text-properties fo:font-weight="normal" officeooo:rsid="00ad2d10" style:font-weight-asian="normal" style:font-weight-complex="normal"/>
    </style:style>
    <style:style style:name="T30" style:family="text">
      <style:text-properties fo:font-weight="normal" officeooo:rsid="00aec398" style:font-weight-asian="normal" style:font-weight-complex="normal"/>
    </style:style>
    <style:style style:name="T31" style:family="text">
      <style:text-properties fo:font-weight="normal" officeooo:rsid="00af51bc" style:font-weight-asian="normal" style:font-weight-complex="normal"/>
    </style:style>
    <style:style style:name="T32" style:family="text">
      <style:text-properties fo:font-weight="normal" officeooo:rsid="00b05a73" style:font-weight-asian="normal" style:font-weight-complex="normal"/>
    </style:style>
    <style:style style:name="T33" style:family="text">
      <style:text-properties fo:font-weight="normal" officeooo:rsid="00b0cef6" style:font-weight-asian="normal" style:font-weight-complex="normal"/>
    </style:style>
    <style:style style:name="T34" style:family="text">
      <style:text-properties fo:font-weight="normal" officeooo:rsid="00b437d1" style:font-weight-asian="normal" style:font-weight-complex="normal"/>
    </style:style>
    <style:style style:name="T35" style:family="text">
      <style:text-properties fo:font-weight="normal" officeooo:rsid="00bdcf46" style:font-weight-asian="normal" style:font-weight-complex="normal"/>
    </style:style>
    <style:style style:name="T36" style:family="text">
      <style:text-properties fo:font-weight="normal" officeooo:rsid="00c71766" style:font-weight-asian="normal" style:font-weight-complex="normal"/>
    </style:style>
    <style:style style:name="T37" style:family="text">
      <style:text-properties officeooo:rsid="00470352"/>
    </style:style>
    <style:style style:name="T38" style:family="text">
      <style:text-properties officeooo:rsid="00480842"/>
    </style:style>
    <style:style style:name="T39" style:family="text">
      <style:text-properties officeooo:rsid="004e2adc"/>
    </style:style>
    <style:style style:name="T40" style:family="text">
      <style:text-properties officeooo:rsid="0054eff2"/>
    </style:style>
    <style:style style:name="T41" style:family="text">
      <style:text-properties officeooo:rsid="0058ef4f"/>
    </style:style>
    <style:style style:name="T42" style:family="text">
      <style:text-properties officeooo:rsid="005aaeb5"/>
    </style:style>
    <style:style style:name="T43" style:family="text">
      <style:text-properties officeooo:rsid="005c8209"/>
    </style:style>
    <style:style style:name="T44" style:family="text">
      <style:text-properties officeooo:rsid="0064b8f6"/>
    </style:style>
    <style:style style:name="T45" style:family="text">
      <style:text-properties officeooo:rsid="0078f843"/>
    </style:style>
    <style:style style:name="T46" style:family="text">
      <style:text-properties officeooo:rsid="007a496a"/>
    </style:style>
    <style:style style:name="T47" style:family="text">
      <style:text-properties officeooo:rsid="007c742d"/>
    </style:style>
    <style:style style:name="T48" style:family="text">
      <style:text-properties officeooo:rsid="007eeccc"/>
    </style:style>
    <style:style style:name="T49" style:family="text">
      <style:text-properties officeooo:rsid="0080cd74"/>
    </style:style>
    <style:style style:name="T50" style:family="text">
      <style:text-properties officeooo:rsid="0088d51c"/>
    </style:style>
    <style:style style:name="T51" style:family="text">
      <style:text-properties officeooo:rsid="008b86d0"/>
    </style:style>
    <style:style style:name="T52" style:family="text">
      <style:text-properties officeooo:rsid="008c9932"/>
    </style:style>
    <style:style style:name="T53" style:family="text">
      <style:text-properties officeooo:rsid="008efbe9"/>
    </style:style>
    <style:style style:name="T54" style:family="text">
      <style:text-properties officeooo:rsid="0095c79b"/>
    </style:style>
    <style:style style:name="T55" style:family="text">
      <style:text-properties officeooo:rsid="006d70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nextseed?</text:p>
      <text:p text:style-name="P1">-The investers invest money in the local business through the nextseed.</text:p>
      <text:p text:style-name="P1">-<text:span text:style-name="T1">The investment is not in business but also in real estate also.</text:span></text:p>
      <text:p text:style-name="P1"/>
      <text:p text:style-name="P1"/>
      <text:p text:style-name="P1"/>
      <text:p text:style-name="P1"/>
      <text:p text:style-name="P15">Marketing Terms:</text:p>
      <text:p text:style-name="P2">Marketing is the action which is carred out for the saleing the product or service.</text:p>
      <text:p text:style-name="P16">1)ROI:</text:p>
      <text:p text:style-name="P3">-Stands for return on investment.</text:p>
      <text:p text:style-name="P3">-It measures the <text:span text:style-name="T4">success of ads such as how much </text:span>sales are incraesed <text:span text:style-name="T3">in comparison to how much you invest on the ads</text:span>.</text:p>
      <text:p text:style-name="P17">2)A/B Testing:</text:p>
      <text:p text:style-name="P11">-Known as the split testiong.</text:p>
      <text:p text:style-name="P12">-<text:span text:style-name="T5">If you change some content in the ads (adverb or the words) and then you can check both the adds i.e which add gives the better result.</text:span></text:p>
      <text:p text:style-name="P46">-By using this you can add the better content in the add for maximum result.</text:p>
      <text:p text:style-name="P13"><text:span text:style-name="T15">3)Cost Per Click:</text:span><text:span text:style-name="T6"> </text:span></text:p>
      <text:p text:style-name="P47">- Also known as the pay-per-click(PPC).</text:p>
      <text:p text:style-name="P4"><text:span text:style-name="T2">-</text:span>The ads run, and each time someone clicks on the ad, you pay a <text:span text:style-name="T7">amount</text:span>, which can be as little as a few dollars or much, much more.</text:p>
      <text:p text:style-name="P4">-<text:span text:style-name="T8">It is popular as compare to other adds.</text:span></text:p>
      <text:p text:style-name="P18"><text:span text:style-name="T9">4)</text:span>Impressions</text:p>
      <text:p text:style-name="P14">-<text:span text:style-name="T10">It is related to how many time the user see your add.</text:span></text:p>
      <text:p text:style-name="P14">-<text:span text:style-name="T11">It is selected when the organization want the greater advertisement. </text:span></text:p>
      <text:p text:style-name="P19"><text:span text:style-name="T11">5)</text:span>Click-through-Rate:</text:p>
      <text:p text:style-name="P5">-<text:span text:style-name="T12">It is calculated based on the no.of times the add was clicked compared to the no.of times the ads was viewed.</text:span></text:p>
      <text:p text:style-name="P5">-<text:span text:style-name="T12">The higher the click rate that add is more sucessful.</text:span></text:p>
      <text:p text:style-name="P20"><text:span text:style-name="T13">6)</text:span>Retargeting:</text:p>
      <text:p text:style-name="P33">-<text:span text:style-name="T18">Also known as remarketing.</text:span></text:p>
      <text:p text:style-name="P33">-<text:span text:style-name="T17">When you choose the users who already search or see your product.</text:span></text:p>
      <text:p text:style-name="P33">-<text:span text:style-name="T19">It is cookie based technology.</text:span></text:p>
      <text:p text:style-name="P33"/>
      <text:p text:style-name="P24"><text:soft-page-break/><text:span text:style-name="T20">7)</text:span>Display Ads:</text:p>
      <text:p text:style-name="P6">-Display advertising is a method of attracting the audience of a website.</text:p>
      <text:p text:style-name="P23"><text:span text:style-name="T37">8)</text:span>Interstitials:</text:p>
      <text:p text:style-name="P7">-<text:span text:style-name="T38">This ads occur when the page is directed from one page to another at that time the ads was displayed.</text:span></text:p>
      <text:p text:style-name="P7">-<text:span text:style-name="T38">It is common for mobile content also.</text:span></text:p>
      <text:p text:style-name="P22"><text:span text:style-name="T39">9)</text:span>Overlays:</text:p>
      <text:p text:style-name="P43">-It is similar to popup adds.But it can’t be blocked by ads blocker.</text:p>
      <text:p text:style-name="P42">-<text:span text:style-name="T40">The advertisers then pay based on the how many times the ads get expanded.</text:span></text:p>
      <text:p text:style-name="P21"><text:span text:style-name="T41">10)</text:span>Native Advertising<text:span text:style-name="T21">:</text:span></text:p>
      <text:p text:style-name="P21"><text:span text:style-name="T21">-</text:span><text:span text:style-name="T22">This ads matches the look and feel of the site on which it get displayed.</text:span></text:p>
      <text:p text:style-name="P25"><text:span text:style-name="T42">11)</text:span>Paid Search:</text:p>
      <text:p text:style-name="P8">-<text:span text:style-name="T43">Advertisers show there ads on the top of Google or bing by paying the amount.</text:span></text:p>
      <text:p text:style-name="P44">-It is based on pay per click manner.</text:p>
      <text:p text:style-name="P26">12)Automation:</text:p>
      <text:p text:style-name="P34">-It handles placing your ads or monitoring them. </text:p>
      <text:p text:style-name="P33"/>
      <text:p text:style-name="P33"/>
      <text:p text:style-name="P27">Google Analatics:</text:p>
      <text:p text:style-name="P37">-<text:span text:style-name="T47">Popular analatics software.</text:span></text:p>
      <text:p text:style-name="P10"><text:span text:style-name="T24">-</text:span><text:span text:style-name="T14">Google's</text:span> free web <text:span text:style-name="T14">analytics</text:span> service that allows you to analyze in-depth detail about the visitors on your website.</text:p>
      <text:p text:style-name="P10">-<text:span text:style-name="T48">It help to your business strategy.</text:span></text:p>
      <text:p text:style-name="P49">-Free web analatics service thet provides analatical tool for serach engine optimizataion and marketing purpose.</text:p>
      <text:p text:style-name="P36">-<text:span text:style-name="T45">To identify the activity of customer we use the google analatics.</text:span></text:p>
      <text:p text:style-name="P28">Google Adwords:</text:p>
      <text:p text:style-name="P39">-<text:span text:style-name="T49">It is advertising service by google for business who want to show there ads on google.</text:span></text:p>
      <text:p text:style-name="P39">-<text:span text:style-name="T50">It sets the budget to the advertising and only pay when people click on the ads.</text:span></text:p>
      <text:p text:style-name="P39">-<text:span text:style-name="T51">It largely focused on the keywords.</text:span></text:p>
      <text:p text:style-name="P45">-Google ads is the online advertising platform developed by google.</text:p>
      <text:p text:style-name="P45">-Advertisers pay the money to the google to display the ads.</text:p>
      <text:p text:style-name="P45"/>
      <text:p text:style-name="P45"/>
      <text:p text:style-name="P45"/>
      <text:p text:style-name="P29"><text:soft-page-break/>Facebook Ads:</text:p>
      <text:p text:style-name="P35">-<text:span text:style-name="T52">It having the ability to reach your exact audience.</text:span></text:p>
      <text:p text:style-name="P35">-You can advertise to people by age, interests, behavior, and location.</text:p>
      <text:p text:style-name="P40">-If you know the customer then you will use facebook ads.</text:p>
      <text:p text:style-name="P35">-<text:span text:style-name="T44">Facebook ads are paid messages from business that are weritten in ther own voice and help them to reach the people.</text:span></text:p>
      <text:p text:style-name="P35">-<text:span text:style-name="T44">Advertisers craete campaigns for that campaigns facebook ads help them.</text:span></text:p>
      <text:p text:style-name="P30">Bing Ads:</text:p>
      <text:p text:style-name="P38">-<text:span text:style-name="T53">It is auction based means if you run the ads on bing you craete bids (Offer) based on the keyword if the bids is successful then your ad will shown to user when it will search for it.</text:span></text:p>
      <text:p text:style-name="P38">-It is the advertisement service set up by microsoft and target the keywords in the bing serach engine. </text:p>
      <text:p text:style-name="P38">-<text:span text:style-name="T46">It is similar to the Google Adwords i.e pay per click.</text:span></text:p>
      <text:p text:style-name="P31">Intercom:</text:p>
      <text:p text:style-name="P41">-<text:span text:style-name="T54">This system is used to chat with the cutsomers.</text:span></text:p>
      <text:p text:style-name="P9"><text:span text:style-name="T23">-It is the American Software Company the gives the messaging platform for </text:span>communicate<text:span text:style-name="T23"> with the previous customers in there own app,on there website or social media or through email.</text:span></text:p>
      <text:p text:style-name="P41"/>
      <text:p text:style-name="P32"><text:span text:style-name="T55">P</text:span>eriscope:</text:p>
      <text:p text:style-name="P48"><text:span text:style-name="T21">-Search for perticular topic use ‘in:</text:span><text:span text:style-name="T25">topic name</text:span><text:span text:style-name="T21">’</text:span></text:p>
      <text:p text:style-name="P48"><text:span text:style-name="T21">-</text:span><text:span text:style-name="T26">Periscope is the software which is used to analaiyze the data based on the charts.</text:span></text:p>
      <text:p text:style-name="P48"><text:span text:style-name="T26">-</text:span><text:span text:style-name="T27">There are two groups one is </text:span><text:span text:style-name="T16">admin</text:span><text:span text:style-name="T27"> and anothe is the </text:span><text:span text:style-name="T16">all user</text:span><text:span text:style-name="T27"> group.</text:span></text:p>
      <text:p text:style-name="P48"><text:span text:style-name="T27">-</text:span><text:span text:style-name="T28">And you also make the custom group in that view group only see the dashboard </text:span><text:span text:style-name="T29">not make and edit charts</text:span><text:span text:style-name="T28">.</text:span></text:p>
      <text:p text:style-name="P48"><text:span text:style-name="T28">-</text:span><text:span text:style-name="T30">Discovery groups can </text:span><text:span text:style-name="T31">make</text:span><text:span text:style-name="T30"> the dashboard and </text:span><text:span text:style-name="T31">create charts </text:span><text:span text:style-name="T32">only from pre make datasets not from the database.</text:span></text:p>
      <text:p text:style-name="P52"><text:span text:style-name="T32">-</text:span><text:span text:style-name="T33">SQL group is higher than the admin group these can cr</text:span><text:span text:style-name="T34">ea</text:span><text:span text:style-name="T33">te the dashboards </text:span><text:span text:style-name="T34">and create the charts from predefined dataset the from database also by firing the query.</text:span><text:span text:style-name="T35">It also have access to craete the SQL views and snippits </text:span><text:span text:style-name="T34">.</text:span></text:p>
      <text:p text:style-name="P51"><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1:23:33.869310971</meta:creation-date>
    <meta:generator>LibreOffice/6.0.7.3$Linux_X86_64 LibreOffice_project/00m0$Build-3</meta:generator>
    <dc:date>2019-11-07T18:10:24.281455719</dc:date>
    <meta:editing-duration>PT9H52M44S</meta:editing-duration>
    <meta:editing-cycles>83</meta:editing-cycles>
    <meta:document-statistic meta:table-count="0" meta:image-count="0" meta:object-count="0" meta:page-count="3" meta:paragraph-count="73" meta:word-count="766" meta:character-count="4368" meta:non-whitespace-character-count="3671"/>
  </office:meta>
</office:document-meta>
</file>